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4">
      <style:paragraph-properties>
        <style:tab-stops>
          <style:tab-stop style:position="6.9252in" style:type="right" style:leader-style="dotted" style:leader-text="."/>
        </style:tab-stops>
      </style:paragraph-properties>
    </style:style>
    <style:style style:name="P10" style:family="paragraph" style:parent-style-name="Contents_20_3">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Heading_20_1" style:master-page-name="First_20_Page">
      <style:paragraph-properties style:page-number="auto"/>
    </style:style>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33% 80%"/>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is Technical Note contains informative discussion and background for the corresponding “OpenLCB Datagram Transport Specification”.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For more information on format and presentation, see: </text:p>
      <text:list xml:id="list1370510704111209782" text:style-name="L2">
        <text:list-item>
          <text:p text:style-name="P14">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he CAN header values are chosen to prevent CAN priority from reordering frames in a way that would damage the transmission. </text:p>
      <text:h text:style-name="Heading_20_4" text:outline-level="4"><text:soft-page-break/>CAN-Datagram Content Single Frame</text:h>
      <text:p text:style-name="Standard">Note that zero-length datagrams are valid.</text:p>
      <text:h text:style-name="Heading_20_4" text:outline-level="4">CAN-Datagram Content First Frame</text:h>
      <text:p text:style-name="Standard">Note that there's no requirement that this contain 8 bytes.</text:p>
      <text:h text:style-name="Heading_20_4" text:outline-level="4">CAN-Datagram Content Middle Frame</text:h>
      <text:p text:style-name="Standard">Note that there's no requirement that this contain 8 bytes. It cannot be empty, though.</text:p>
      <text:h text:style-name="Heading_20_4" text:outline-level="4">CAN Datagram Content Last Frame</text:h>
      <text:p text:style-name="Standard">Note that this frame can be zero length.</text:p>
      <text:h text:style-name="Heading_20_3" text:outline-level="3">Datagram Received OK</text:h>
      <text:p text:style-name="Standard">This is an addressed message. The destination address (full Node ID or alias) can be taken directly from the received Datagram Content message.</text:p>
      <text:h text:style-name="Heading_20_3" text:outline-level="3">Datagram Rejected</text:h>
      <text:h text:style-name="Heading_20_4" text:outline-level="4">Error Codes</text:h>
      <text:p text:style-name="Standard">(These aren't the same as the Standard)</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h text:style-name="Heading_20_2" text:outline-level="2"><text:soft-page-break/>States (Normative)</text:h>
      <text:h text:style-name="Heading_20_2" text:outline-level="2">Interactions (Normative)</text:h>
      <text:h text:style-name="Heading_20_3" text:outline-level="3">Normal Transmission</text:h>
      <text:p text:style-name="Standard">In the base protocol a datagram is just a single message containing the Datagram MTI and the data byte(s). There is a convention for a data format indicator at the start of the data bytes, see below.</text:p>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must be signaled using another protocol.</text:p>
      <text:h text:style-name="Heading_20_4" text:outline-level="4">CAN Protocol</text:h>
      <text:p text:style-name="Standard">The sender breaks the datagram content into one or more frames. The source NodeID alias and destination NodeID alias are contained in the header as usual. Format indicators are used to mark the segmentation into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first/middle/last frame is marked bin the CAN header.</text:p>
      <text:p text:style-name="Standard">There's nothing in the Standard <text:span text:style-name="T4">that</text:span> says that CAN frames <text:span text:style-name="T4">have</text:span> to be maximal size. <text:s/>A 9-byte datagram can be frames of 8 and 1, or 1 and 8. <text:s/>This is helpful for handling e.g. buffering and creation of dynamic content in the source node.</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datagram and it will be resent. That reject can be sent early, so that buffer space to accumulate the datagram or even state bits to remember there is a data need not be allocated. Once the “datagram complete” indicator is received for a datagram, the node replies to the original source node with a “Datagram Received OK” or “Datagram Rejected” message.</text:p>
      <text:p text:style-name="Standard">The state machine for assembling datagram frames needs to now when e.g. the lower levels reset, so that it knows to abandon a partially received datagram. <text:s/>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3" text:outline-level="3">Rejected Transmission</text:h>
      <text:p text:style-name="Standard">Instead of “Datagram Received OK”, the receiving node may return a “Datagram Rejected” message with an error code that represents the reason(s) and possible reaction(s).</text:p>
      <text:h text:style-name="Heading_20_4" text:outline-level="4"><text:soft-page-break/>CAN Protocol</text:h>
      <text:p text:style-name="Standard">There's no requirement to a specific response to out-of-spec transmission. If a node receives out-of-spec datagram fragments, what it does is up to it. This is because it's neither necessary nor practical to specify a unique set of logic for dealing with the semi-infinite number of possible out-of-spec transmissions. Nodes can use the various error replies to indicate whatever they know, but they don't have to. </text:p>
      <text:p text:style-name="Standard">So a node that gets a middle-segment without a first-segment can react in various ways. It might send various replies (but it doesn't have to). It might ignore it. Etc. </text:p>
      <text:p text:style-name="Standard">There's an important thing to realize about that though:</text:p>
      <text:p text:style-name="Standard">Getting another valid datagram sequence while receiving one (or more) that fills the local buffers is _not_ an out-of-spec condition, and the protocol defines exactly how the node is to react. There's no flexibility there.</text:p>
      <text:p text:style-name="Standard"/>
      <text:p text:style-name="Standard"/>
      <text:h text:style-name="Heading_20_1" text:outline-level="1">Background Information</text:h>
      <text:h text:style-name="Heading_20_2" text:outline-level="2">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RFID tags carry 40 (vs 64, and need to plan for future growth) bits of payload. Adding in some status and location information, reporting a RFID tag requires a 8-16 byte payload, and that's likely to grow in the future.</text:p>
      <text:h text:style-name="Heading_20_2" text:outline-level="2">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text:soft-page-break/>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Datagram First Frame →</text:p>
      <text:p text:style-name="Standard">Datagram Middle Frame →</text:p>
      <text:p text:style-name="Standard">Datagram Middle Frame →</text:p>
      <text:p text:style-name="Standard">Datagram Last Frame →</text:p>
      <text:p text:style-name="Standard">← Datagram Received OK</text:p>
      <text:h text:style-name="Heading_20_3" text:outline-level="3">Short CAN datagram case</text:h>
      <text:p text:style-name="Standard">Datagram Only Frame →</text:p>
      <text:p text:style-name="Standard">← Datagram Received OK</text:p>
      <text:p text:style-name="Standard"/>
      <text:h text:style-name="Heading_20_3" text:outline-level="3">Rejected short CAN datagram case</text:h>
      <text:p text:style-name="Standard">Even a short datagram can be rejected with a “Temporarily unable to receive” if there's e.g. a shortage of buffers:</text:p>
      <text:p text:style-name="Standard">Datagram Only Frame →</text:p>
      <text:p text:style-name="Standard">← Datagram Rejected, Buffer shortage, Resend</text:p>
      <text:p text:style-name="Standard"><text:soft-page-break/></text:p>
      <text:h text:style-name="Heading_20_3" text:outline-level="3">Rejected interleaved CAN datagram case:</text:h>
      <text:p text:style-name="Standard">Accidental interleave, at a node that can't handle that:</text:p>
      <text:p text:style-name="Standard"/>
      <text:p text:style-name="Standard">Datagram First Frame from A →</text:p>
      <text:p text:style-name="Standard">Datagram First Frame from B →</text:p>
      <text:p text:style-name="Standard">← Datagram Rejected, Buffer shortage, Resend to B</text:p>
      <text:p text:style-name="Standard">Datagram Middle Frame from A →</text:p>
      <text:p text:style-name="Standard">Datagram Last Frame from A-&gt;</text:p>
      <text:p text:style-name="Standard">← Datagram Received OK to A</text:p>
      <text:p text:style-name="Standard">Datagram First Frame from B →</text:p>
      <text:p text:style-name="Standard">Datagram Final Frame from B-&gt;</text:p>
      <text:p text:style-name="Standard">← Datagram Received OK to B</text:p>
      <text:h text:style-name="Heading_20_3" text:outline-level="3">Command/Reply Example</text:h>
      <text:p text:style-name="Standard">Command Datagram →</text:p>
      <text:p text:style-name="Standard">← Datagram Received OK</text:p>
      <text:p text:style-name="Standard">← Reply Datagram</text:p>
      <text:p text:style-name="Standard">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Standard">Command Datagram →</text:p>
      <text:p text:style-name="Standard">← Datagram Received OK</text:p>
      <text:p text:style-name="Standard">← Reply Datagram</text:p>
      <text:p text:style-name="Standard">Command Datagram →</text:p>
      <text:p text:style-name="Standard">Datagram Received OK →</text:p>
      <text:p text:style-name="Standard">← Datagram Received OK</text:p>
      <text:p text:style-name="Standard">← Reply Datagram</text:p>
      <text:p text:style-name="Standard">Datagram Received OK →</text:p>
      <text:p text:style-name="Standard"><text:soft-page-break/>Note that the 2<text:span text:style-name="T5">nd</text:span> command was sent before the reply datagram was sent. This is valid, but nodes with only one buffer may not be able to handle that Read until the transmit buffer has been emptied by an acknowledgement. In that case, the sequence may become e.g.:</text:p>
      <text:p text:style-name="Standard">Command Datagram →</text:p>
      <text:p text:style-name="Standard">← Datagram Received OK</text:p>
      <text:p text:style-name="Standard">← Reply Datagram</text:p>
      <text:p text:style-name="Standard">Command Datagram →</text:p>
      <text:p text:style-name="Standard">← Datagram Rejected (reject, no buffer, please resend)</text:p>
      <text:p text:style-name="Standard">Datagram Received OK →</text:p>
      <text:p text:style-name="Standard">Command Datagram (retransmit) →</text:p>
      <text:p text:style-name="Standard">← Datagram Received OK</text:p>
      <text:p text:style-name="Standard">← Reply Datagram</text:p>
      <text:p text:style-name="Standard">Datagram Received OK →</text:p>
      <text:p text:style-name="Standard"/>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We define a small (one-byte) ID field with a central sequential method of assignment. It's called the “Datagram Protocol ID”. This is small, so doesn't use much space on CAN, but requires central recording of IDs.</text:p>
      <text:p text:style-name="Standard">We considered using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ext:soft-page-break/>The plan is to use both. There will be a one-byte field, with certain values to escape to a two-byte field (reserved for future use), and to a six-byte fully-unique field. A separate spreadsheet is accumulating values. </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2" text:outline-level="2">Future 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text:soft-page-break/>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Bosch is proposing a new standard called CAN-FD with increased bit-rate over the data portion allowing up to 64 bytes! <text:a xlink:type="simple" xlink:href="http://www.semiconductors.bosch.de/media/pdf/canliteratur/can_fd.pdf">http://www.semiconductors.bosch.de/media/pdf/canliteratur/can_fd.pdf</text:a></text:p>
      <text:p text:style-name="Standard">Decided not to reduce max data length to fit easily within this for ease of migration in the long-term. There are good reasons to retain the possibility of larger-than-64-byte datagrams, e.g. so you can have a header of N bytes on the front of 64 data bytes. All that's needed is to ensure the datagram spec can work with larger frames of any length.</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datagram to avoid deadly embrace. This can also happen in other contexts too, but only when sharing a 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References and Context<text:tab/>1</text:p>
          <text:p text:style-name="P12"><text:s/>2.3  Message Formats<text:tab/>1</text:p>
          <text:p text:style-name="P10"><text:s/>2.3.1 Datagram Content<text:tab/>1</text:p>
          <text:p text:style-name="P9"><text:s/>2.3.1.1 CAN-Datagram Content Single Frame<text:tab/>2</text:p>
          <text:p text:style-name="P9"><text:s/>2.3.1.2 CAN-Datagram Content First Frame<text:tab/>2</text:p>
          <text:p text:style-name="P9"><text:s/>2.3.1.3 CAN-Datagram Content Middle Frame<text:tab/>2</text:p>
          <text:p text:style-name="P9"><text:s/>2.3.1.4 CAN Datagram Content Last Frame<text:tab/>2</text:p>
          <text:p text:style-name="P10"><text:s/>2.3.2 Datagram Received OK<text:tab/>2</text:p>
          <text:p text:style-name="P10"><text:s/>2.3.3 Datagram Rejected<text:tab/>2</text:p>
          <text:p text:style-name="P9"><text:s/>2.3.3.1 Error Codes<text:tab/>2</text:p>
          <text:p text:style-name="P12"><text:soft-page-break/><text:s/>2.4 States (Normative)<text:tab/>3</text:p>
          <text:p text:style-name="P12"><text:s/>2.5 Interactions (Normative)<text:tab/>3</text:p>
          <text:p text:style-name="P10"><text:s/>2.5.1 Normal Transmission<text:tab/>3</text:p>
          <text:p text:style-name="P9"><text:s/>2.5.1.1 CAN Protocol<text:tab/>3</text:p>
          <text:p text:style-name="P10"><text:s/>2.5.2 Rejected Transmission<text:tab/>3</text:p>
          <text:p text:style-name="P9"><text:s/>2.5.2.1 CAN Protocol<text:tab/>4</text:p>
          <text:p text:style-name="P11"><text:s/>3 Background Information<text:tab/>4</text:p>
          <text:p text:style-name="P12"><text:s/>3.1 Use Cases<text:tab/>4</text:p>
          <text:p text:style-name="P12"><text:s/>3.2 Discussion<text:tab/>4</text:p>
          <text:p text:style-name="P12"><text:s/>3.3 Examples<text:tab/>5</text:p>
          <text:p text:style-name="P10"><text:s/>3.3.1 Normal CAN case<text:tab/>5</text:p>
          <text:p text:style-name="P10"><text:s/>3.3.2 Short CAN datagram case<text:tab/>5</text:p>
          <text:p text:style-name="P10"><text:s/>3.3.3 Rejected short CAN datagram case<text:tab/>5</text:p>
          <text:p text:style-name="P10"><text:s/>3.3.4 Rejected interleaved CAN datagram case:<text:tab/>6</text:p>
          <text:p text:style-name="P10"><text:s/>3.3.5 Command/Reply Example<text:tab/>6</text:p>
          <text:p text:style-name="P10"><text:s/>3.3.6 Back and Forth Datagram Protocol<text:tab/>6</text:p>
          <text:p text:style-name="P12"><text:s/>3.4 Datagram Content<text:tab/>7</text:p>
          <text:p text:style-name="P12"><text:s/>3.5 Numerology<text:tab/>8</text:p>
          <text:p text:style-name="P12"><text:s/>3.6 Future Extensions<text:tab/>8</text:p>
          <text:p text:style-name="P12"><text:s/>3.7 Implementation Notes<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16" text:date-value="2013-01-20T00:23:49">1/20/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0T00:23:49">Jan 20,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16" text:date-value="2013-01-20T00:23:49">1/20/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69</meta:editing-cycles>
    <meta:editing-duration>PT11H50M56S</meta:editing-duration>
    <meta:generator>OpenOffice.org/3.4.1$Unix OpenOffice.org_project/341m1$Build-9593</meta:generator>
    <dc:date>2013-01-20T00:23:49</dc:date>
    <dc:creator>Bob Jacobsen</dc:creator>
    <meta:document-statistic meta:table-count="1" meta:image-count="1" meta:object-count="0" meta:page-count="10" meta:paragraph-count="182" meta:word-count="3409" meta:character-count="20518"/>
    <meta:user-defined meta:name="Info 1"/>
    <meta:user-defined meta:name="Info 2"/>
    <meta:user-defined meta:name="Info 3"/>
    <meta:user-defined meta:name="Info 4"/>
  </office:meta>
</office:document-meta>
</file>